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9000005D0D981A12A.png" manifest:media-type="image/png"/>
  <manifest:file-entry manifest:full-path="Pictures/1000020100000839000005D0B75357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792cm" svg:x="0cm" svg:y="0.408cm">
          <draw:image xlink:href="Pictures/1000020100000839000005D0B7535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9.792cm" svg:x="0.001cm" svg:y="0.4cm">
          <draw:image xlink:href="Pictures/1000020100000839000005D0D981A1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7:40:34.689925101</meta:creation-date>
    <dc:date>2018-01-26T17:41:56.758497692</dc:date>
    <meta:editing-duration>P0D</meta:editing-duration>
    <meta:editing-cycles>1</meta:editing-cycles>
    <meta:document-statistic meta:object-count="31"/>
    <meta:generator>LibreOffice/4.2.8.2$Linux_X86_64 LibreOffice_project/420m0$Build-2</meta:generator>
  </office:meta>
</office:document-meta>
</file>